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19.0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Mecanitz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2.123cm">
          <text:p text:style-name="P5"><text:span text:style-name="T2">Atenció </text:span></text:p>
          <text:p text:style-name="P5"><text:span text:style-name="T2">Famíli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5cm" svg:y="12.126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13.827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6T08:47:38.694836642</dc:date>
    <meta:editing-duration>PT1H22M36S</meta:editing-duration>
    <meta:editing-cycles>34</meta:editing-cycles>
    <meta:generator>LibreOffice/4.2.8.2$Linux_x86 LibreOffice_project/420m0$Build-2</meta:generator>
    <meta:document-statistic meta:object-count="63"/>
  </office:meta>
</office:document-meta>
</file>